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a1.2" style:family="table-row">
      <style:table-row-properties style:min-row-height="1.524cm"/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3" style:family="table-row">
      <style:table-row-properties style:min-row-height="1.207cm"/>
    </style:style>
    <style:style style:name="Tabla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B3" style:family="table-cell" style:data-style-name="N20000">
      <style:table-cell-properties fo:background-color="#cccccc" fo:padding="0cm" fo:border="none" style:writing-mode="page">
        <style:background-image/>
      </style:table-cell-properties>
    </style:style>
    <style:style style:name="Tabla1.D3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4" style:family="table-row">
      <style:table-row-properties style:min-row-height="1.905cm"/>
    </style:style>
    <style:style style:name="Tabla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5" style:family="table-row">
      <style:table-row-properties style:min-row-height="2.381cm" fo:keep-together="auto"/>
    </style:style>
    <style:style style:name="Tabla1.B5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C5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D5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6" style:family="table-row">
      <style:table-row-properties style:min-row-height="2.381cm"/>
    </style:style>
    <style:style style:name="Tabla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C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D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1e5cae" officeooo:paragraph-rsid="001e5cae"/>
    </style:style>
    <style:style style:name="P2" style:family="paragraph" style:parent-style-name="Standard">
      <style:text-properties fo:font-size="48pt" officeooo:rsid="001e5cae" officeooo:paragraph-rsid="001fa9a5" style:font-size-asian="48pt" style:font-size-complex="48pt"/>
    </style:style>
    <style:style style:name="P3" style:family="paragraph" style:parent-style-name="Standard">
      <style:text-properties fo:font-size="40pt" officeooo:rsid="001e5cae" officeooo:paragraph-rsid="001fa9a5" style:font-size-asian="40pt" style:font-size-complex="40pt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9a5" officeooo:paragraph-rsid="001fa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a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df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336b" officeooo:paragraph-rsid="002133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df6c" officeooo:paragraph-rsid="0024df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a9a5" officeooo:paragraph-rsid="001fa9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officeooo:rsid="001fa9a5"/>
    </style:style>
    <style:style style:name="T4" style:family="text">
      <style:text-properties officeooo:rsid="00236b70"/>
    </style:style>
    <style:style style:name="T5" style:family="text">
      <style:text-properties officeooo:rsid="0024d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/>Ejercicio 8 Tema 2</text:span></text:p>
      <text:p text:style-name="P2"><text:span text:style-name="T2"><text:tab/>Mario Badallo Jiménez</text:span> </text:p>
      <text:p text:style-name="P3"><text:s text:c="3"/></text:p>
      <table:table table:name="Tabla1" table:style-name="Tabla1" table:template-name="Simple List Shaded">
        <table:table-column table:style-name="Tabla1.A" table:number-columns-repeated="4"/>
        <table:table-row>
          <table:table-cell table:style-name="Tabla1.A1" table:number-columns-spanned="4" office:value-type="string">
            <text:p text:style-name="P10">Seguridad informática, detección de acciones accidentales o malintencionadas sobre activos <text:span text:style-name="T4">informáticos.</text:span>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5"/>
            <text:p text:style-name="P4">Elementos amenazado</text:p>
          </table:table-cell>
          <table:table-cell table:style-name="Tabla1.B2" office:value-type="string">
            <text:p text:style-name="P5"/>
            <text:p text:style-name="P4">Confidencialidad</text:p>
          </table:table-cell>
          <table:table-cell table:style-name="Tabla1.C2" office:value-type="string">
            <text:p text:style-name="P5"/>
            <text:p text:style-name="P4">Integridad</text:p>
          </table:table-cell>
          <table:table-cell table:style-name="Tabla1.D2" office:value-type="string">
            <text:p text:style-name="P4"/>
            <text:p text:style-name="P4">Disponibilidad</text:p>
          </table:table-cell>
        </table:table-row>
        <table:table-row table:style-name="Tabla1.3">
          <table:table-cell table:style-name="Tabla1.A3" office:value-type="string">
            <text:p text:style-name="P4"/>
            <text:p text:style-name="P4">Hardware</text:p>
          </table:table-cell>
          <table:table-cell table:style-name="Tabla1.B3">
            <text:p text:style-name="P5"/>
          </table:table-cell>
          <table:table-cell table:style-name="Tabla1.B3">
            <text:p text:style-name="P5"/>
          </table:table-cell>
          <table:table-cell table:style-name="Tabla1.D3" office:value-type="string">
            <text:p text:style-name="P6"><text:span text:style-name="T3">Robo </text:span><text:span text:style-name="T4">o sobrecarga del equipo.</text:span></text:p>
          </table:table-cell>
        </table:table-row>
        <table:table-row table:style-name="Tabla1.4">
          <table:table-cell table:style-name="Tabla1.A2" office:value-type="string">
            <text:p text:style-name="P4"/>
            <text:p text:style-name="P4"/>
            <text:p text:style-name="P4"/>
            <text:p text:style-name="P4">Software</text:p>
          </table:table-cell>
          <table:table-cell table:style-name="Tabla1.B4" office:value-type="string">
            <text:p text:style-name="P8"/>
            <text:p text:style-name="P8"/>
            <text:p text:style-name="P8">Realización de copias no autorizadas.</text:p>
          </table:table-cell>
          <table:table-cell table:style-name="Tabla1.C4" office:value-type="string">
            <text:p text:style-name="P8">Alteración de un programa en funcionamiento, haciéndolo fallar durante la ejecución o para que realice una tarea no programada.</text:p>
          </table:table-cell>
          <table:table-cell table:style-name="Tabla1.D4" office:value-type="string">
            <text:p text:style-name="P8"/>
            <text:p text:style-name="P8"/>
            <text:p text:style-name="P8">Eliminación de programas, denegando el acceso a los usuarios.</text:p>
          </table:table-cell>
        </table:table-row>
        <table:table-row table:style-name="Tabla1.5">
          <table:table-cell table:style-name="Tabla1.A3" office:value-type="string">
            <text:p text:style-name="P4"/>
            <text:p text:style-name="P4"/>
            <text:p text:style-name="P4">Datos</text:p>
          </table:table-cell>
          <table:table-cell table:style-name="Tabla1.B5" office:value-type="string">
            <text:p text:style-name="P7"><text:span text:style-name="T5">Lecturas de datos no autorizadas</text:span></text:p>
            <text:p text:style-name="P9">Revelación de datos ocultos de manera indirecta por análisis.</text:p>
          </table:table-cell>
          <table:table-cell table:style-name="Tabla1.C5" office:value-type="string">
            <text:p text:style-name="P9"/>
            <text:p text:style-name="P9">Modificación de archivos existentes o invención de otros nuevos.</text:p>
          </table:table-cell>
          <table:table-cell table:style-name="Tabla1.D5" office:value-type="string">
            <text:p text:style-name="P9"/>
            <text:p text:style-name="P9">Eliminación de archivos denegando el acceso a los usuarios.</text:p>
          </table:table-cell>
        </table:table-row>
        <table:table-row table:style-name="Tabla1.6">
          <table:table-cell table:style-name="Tabla1.A6" office:value-type="string">
            <text:p text:style-name="P4"/>
            <text:p text:style-name="P4"/>
            <text:p text:style-name="P4">Lineas de comunicación</text:p>
          </table:table-cell>
          <table:table-cell table:style-name="Tabla1.B6" office:value-type="string">
            <text:p text:style-name="P9">Lectura de mensajes</text:p>
            <text:p text:style-name="P9">Observación de la muestra de trafico de mensajes </text:p>
          </table:table-cell>
          <table:table-cell table:style-name="Tabla1.C6" office:value-type="string">
            <text:p text:style-name="P9">Mensajes modificados retardados, reordenados o duplicados,</text:p>
            <text:p text:style-name="P9">invención de otros nuevos</text:p>
          </table:table-cell>
          <table:table-cell table:style-name="Tabla1.D6" office:value-type="string">
            <text:p text:style-name="P9">Destrucción de mensajes de lineas de comunicación o redes</text:p>
            <text:p text:style-name="P9">no se encuentran disponibles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Simple_20_List_20_Shaded.1" style:display-name="Simple List Shaded.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2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0:28:17.895000000</meta:creation-date>
    <dc:date>2020-11-23T10:45:40.715000000</dc:date>
    <meta:editing-duration>PT17M21S</meta:editing-duration>
    <meta:editing-cycles>6</meta:editing-cycles>
    <meta:generator>LibreOffice/7.0.0.3$Windows_X86_64 LibreOffice_project/8061b3e9204bef6b321a21033174034a5e2ea88e</meta:generator>
    <meta:document-statistic meta:table-count="1" meta:image-count="0" meta:object-count="0" meta:page-count="1" meta:paragraph-count="26" meta:word-count="133" meta:character-count="957" meta:non-whitespace-character-count="842"/>
  </office:meta>
</office:document-meta>
</file>